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080f6" officeooo:paragraph-rsid="003080f6"/>
    </style:style>
    <style:style style:name="P2" style:family="paragraph" style:parent-style-name="Standard">
      <style:text-properties officeooo:rsid="003322da" officeooo:paragraph-rsid="003322da"/>
    </style:style>
    <style:style style:name="T1" style:family="text">
      <style:text-properties officeooo:rsid="00317fc4"/>
    </style:style>
    <style:style style:name="T2" style:family="text">
      <style:text-properties officeooo:rsid="00332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Uczenie się o ACE framework</text:p>
      <text:p text:style-name="P1"><text:span text:style-name="T2">-</text:span>Istnieje coś takiego jak AMQP, <text:s/>Advanced Message queing protocol. Z tego co rozumiem jest to framework który staje pomiędzy dwoma serwerami i zarządza komunikacją (wiadomościami)<text:span text:style-name="T1"> Dobrą analogią jest porównanie tego do poczt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6T18:56:42.478513007</dc:date>
    <meta:editing-duration>PT16H34M3S</meta:editing-duration>
    <meta:editing-cycles>21</meta:editing-cycles>
    <meta:document-statistic meta:table-count="0" meta:image-count="0" meta:object-count="0" meta:page-count="1" meta:paragraph-count="2" meta:word-count="37" meta:character-count="253" meta:non-whitespace-character-count="217"/>
  </office:meta>
</office:document-meta>
</file>